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3.283cm" style:rel-column-width="12656*"/>
    </style:style>
    <style:style style:name="Table1.B" style:family="table-column">
      <style:table-column-properties style:column-width="13.716cm" style:rel-column-width="52879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5.847cm" table:align="left"/>
    </style:style>
    <style:style style:name="Table2.A" style:family="table-column">
      <style:table-column-properties style:column-width="3.283cm"/>
    </style:style>
    <style:style style:name="Table2.B" style:family="table-column">
      <style:table-column-properties style:column-width="12.564cm"/>
    </style:style>
    <style:style style:name="Table2.A1" style:family="table-cell">
      <style:table-cell-properties fo:padding="0.097cm" fo:border="none"/>
    </style:style>
    <style:style style:name="Table2.B4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Standard">
      <style:text-properties style:font-name="Verdana"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Verdana" fo:font-size="10pt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Verdana" fo:font-size="10pt" fo:language="en" fo:country="GB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Verdana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style:font-name="Verdana" fo:font-size="10pt" style:font-size-asian="10pt" style:font-size-complex="10pt"/>
    </style:style>
    <style:style style:name="P9" style:family="paragraph" style:parent-style-name="Text_20_body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T1" style:family="text">
      <style:text-properties fo:language="en" fo:country="G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atient.entity.name" text:name="patientName"/>
        <text:user-field-decl office:value-type="string" office:string-value="patient.entity.description" text:name="patientDescription"/>
        <text:user-field-decl office:value-type="string" office:string-value="startTime" text:name="vaccinationDate"/>
        <text:user-field-decl office:value-type="string" office:string-value="[party:getBillingAddress(party:getPatientOwner(.))]" text:name="ownerAddress"/>
        <text:user-field-decl office:value-type="string" office:string-value="[party:getPartyFullName(party:getPatientOwner(.))]" text:name="ownerName"/>
        <text:user-field-decl office:value-type="string" office:string-value="patient.entity.sex" text:name="patientSex"/>
        <text:user-field-decl office:value-type="string" office:string-value="patient.entity.species" text:name="patientSpecies"/>
        <text:user-field-decl office:value-type="string" office:string-value="patient.entity.breed" text:name="patientBreed"/>
        <text:user-field-decl office:value-type="string" office:string-value="product.entity.printedName" text:name="productPrintedName"/>
        <text:user-field-decl office:value-type="string" office:string-value="clinician.entity.name" text:name="clinician"/>
      </text:user-field-decls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P6">Vaccination Certificate</text:p>
      <text:p text:style-name="P2"/>
      <text:p text:style-name="P4"/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Owner:</text:p>
          </table:table-cell>
          <table:table-cell table:style-name="Table1.A1" office:value-type="string">
            <text:p text:style-name="P8"><text:user-field-get text:name="ownerName">[party:getPartyFullName(party:getPatientOwner(.))]</text:user-field-get></text:p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<text:user-field-get text:name="ownerAddress">[party:getBillingAddress(party:getPatientOwner(.))]</text:user-field-get></text:p>
          </table:table-cell>
        </table:table-row>
        <table:table-row>
          <table:table-cell table:style-name="Table1.A1" office:value-type="string">
            <text:p text:style-name="P8">Patient:</text:p>
          </table:table-cell>
          <table:table-cell table:style-name="Table1.A1" office:value-type="string">
            <text:p text:style-name="P8"><text:user-field-get text:name="patientName">patient.entity.name</text:user-field-get></text:p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<text:user-field-get text:name="patientDescription">patient.entity.description</text:user-field-get></text:p>
          </table:table-cell>
        </table:table-row>
      </table:table>
      <text:p text:style-name="P4"/>
      <text:p text:style-name="P4">This is to certify that the patient who's details appear above has been vaccinated.</text:p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Vaccine:</text:p>
          </table:table-cell>
          <table:table-cell table:style-name="Table2.A1" office:value-type="string">
            <text:p text:style-name="P8"><text:user-field-get text:name="productPrintedName">product.entity.printedName</text:user-field-get></text:p>
          </table:table-cell>
        </table:table-row>
        <table:table-row>
          <table:table-cell table:style-name="Table2.A1" office:value-type="string">
            <text:p text:style-name="P8">Date Vaccinated:</text:p>
          </table:table-cell>
          <table:table-cell table:style-name="Table2.A1" office:value-type="string">
            <text:p text:style-name="P8"><text:user-field-get text:name="vaccinationDate">startTime</text:user-field-get></text:p>
          </table:table-cell>
        </table:table-row>
        <table:table-row>
          <table:table-cell table:style-name="Table2.A1" office:value-type="string">
            <text:p text:style-name="P8"/>
            <text:p text:style-name="P8">Clinician:</text:p>
          </table:table-cell>
          <table:table-cell table:style-name="Table2.A1" office:value-type="string">
            <text:p text:style-name="P8"/>
            <text:p text:style-name="P8"><text:user-field-get text:name="clinician">clinician.entity.name</text:user-field-get></text:p>
            <text:p text:style-name="P8"/>
          </table:table-cell>
        </table:table-row>
        <table:table-row>
          <table:table-cell table:style-name="Table2.A1" office:value-type="string">
            <text:p text:style-name="P8"/>
            <text:p text:style-name="P8">Signature:</text:p>
            <text:p text:style-name="P8"/>
          </table:table-cell>
          <table:table-cell table:style-name="Table2.B4" office:value-type="string">
            <text:p text:style-name="P8"/>
            <text:p text:style-name="P8"/>
          </table:table-cell>
        </table:table-row>
      </table:table>
      <text:p text:style-name="P7"/>
      <text:p text:style-name="Standard"/>
      <text:p text:style-name="P5">Important Points to Remember:</text:p>
      <text:p text:style-name="P5"/>
      <text:p text:style-name="P9"><text:span text:style-name="T1">Protection after vaccination may take up to 2 weeks. Isolate </text:span><text:span text:style-name="T1"><text:user-field-get text:name="patientName">patient.entity.name</text:user-field-get></text:span><text:span text:style-name="T1"> during this period. <text:s/>A booster vaccine will be necessary to maintain immunity. Vaccines are usually harmless, however, if </text:span><text:span text:style-name="T1"><text:user-field-get text:name="patientName">patient.entity.name</text:user-field-get></text:span><text:span text:style-name="T1"> shows signs of illness after vaccination, please contact us immediatel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size="12pt" fo:font-weight="bold" style:font-name-asian="Arial Unicode MS1" style:font-size-asian="12pt" style:font-weight-asian="bold" style:font-name-complex="Tahoma1" style:font-size-complex="12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  <meta:initial-creator>Tony De Keizer</meta:initial-creator>
    <meta:creation-date>2006-08-09T14:03:22</meta:creation-date>
    <dc:date>2011-01-29T13:38:50</dc:date>
    <dc:language>en-US</dc:language>
    <meta:editing-cycles>23</meta:editing-cycles>
    <meta:editing-duration>PT08H35M07S</meta:editing-duration>
    <meta:document-statistic meta:table-count="2" meta:image-count="0" meta:object-count="0" meta:page-count="1" meta:paragraph-count="17" meta:word-count="74" meta:character-count="690"/>
    <meta:user-defined meta:name="Info 1"/>
    <meta:user-defined meta:name="Info 2"/>
    <meta:user-defined meta:name="Info 3"/>
    <meta:user-defined meta:name="Info 4"/>
  </office:meta>
</office:document-meta>
</file>